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9.92mm" table:align="left"/>
    </style:style>
    <style:style style:name="Tabelle1.A" style:family="table-column">
      <style:table-column-properties style:column-width="40.16mm"/>
    </style:style>
    <style:style style:name="Tabelle1.B" style:family="table-column">
      <style:table-column-properties style:column-width="64.63mm"/>
    </style:style>
    <style:style style:name="Tabelle1.C" style:family="table-column">
      <style:table-column-properties style:column-width="5.49mm"/>
    </style:style>
    <style:style style:name="Tabelle1.D" style:family="table-column">
      <style:table-column-properties style:column-width="33.04mm"/>
    </style:style>
    <style:style style:name="Tabelle1.E" style:family="table-column">
      <style:table-column-properties style:column-width="26.6mm"/>
    </style:style>
    <style:style style:name="Tabelle1.1" style:family="table-row">
      <style:table-row-properties style:min-row-height="3.26mm"/>
    </style:style>
    <style:style style:name="Tabelle1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.36mm" style:rel-column-width="984*"/>
    </style:style>
    <style:style style:name="Tabelle3.B" style:family="table-column">
      <style:table-column-properties style:column-width="20.11mm" style:rel-column-width="1140*"/>
    </style:style>
    <style:style style:name="Tabelle3.C" style:family="table-column">
      <style:table-column-properties style:column-width="70.29mm" style:rel-column-width="3984*"/>
    </style:style>
    <style:style style:name="Tabelle3.D" style:family="table-column">
      <style:table-column-properties style:column-width="11.78mm" style:rel-column-width="668*"/>
    </style:style>
    <style:style style:name="Tabelle3.H" style:family="table-column">
      <style:table-column-properties style:column-width="15.08mm" style:rel-column-width="855*"/>
    </style:style>
    <style:style style:name="Tabelle3.A1" style:family="table-cell">
      <style:table-cell-properties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H1" style:family="table-cell">
      <style:table-cell-properties fo:background-color="#dddddd" fo:padding="0.97mm" fo:border="0.05pt solid #000000">
        <style:background-image/>
      </style:table-cell-properties>
    </style:style>
    <style:style style:name="Tabelle3.H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17.36mm" style:rel-column-width="984*"/>
    </style:style>
    <style:style style:name="Tabelle2.B" style:family="table-column">
      <style:table-column-properties style:column-width="20.09mm" style:rel-column-width="1139*"/>
    </style:style>
    <style:style style:name="Tabelle2.C" style:family="table-column">
      <style:table-column-properties style:column-width="70.31mm" style:rel-column-width="3986*"/>
    </style:style>
    <style:style style:name="Tabelle2.D" style:family="table-column">
      <style:table-column-properties style:column-width="11.8mm" style:rel-column-width="669*"/>
    </style:style>
    <style:style style:name="Tabelle2.E" style:family="table-column">
      <style:table-column-properties style:column-width="11.78mm" style:rel-column-width="668*"/>
    </style:style>
    <style:style style:name="Tabelle2.H" style:family="table-column">
      <style:table-column-properties style:column-width="15.1mm" style:rel-column-width="856*"/>
    </style:style>
    <style:style style:name="Tabel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2.H1" style:family="table-cell">
      <style:table-cell-properties fo:padding="0.97mm" fo:border="0.05pt solid #000000"/>
    </style:style>
    <style:style style:name="Tabelle4" style:family="table">
      <style:table-properties style:width="69.23mm" table:align="left"/>
    </style:style>
    <style:style style:name="Tabelle4.A" style:family="table-column">
      <style:table-column-properties style:column-width="7.02mm"/>
    </style:style>
    <style:style style:name="Tabelle4.B" style:family="table-column">
      <style:table-column-properties style:column-width="62.21mm"/>
    </style:style>
    <style:style style:name="Tabelle4.1" style:family="table-row">
      <style:table-row-properties style:min-row-height="5.22mm"/>
    </style:style>
    <style:style style:name="Tabelle4.A1" style:family="table-cell">
      <style:table-cell-properties fo:padding="0.11mm" fo:border="none"/>
    </style:style>
    <style:style style:name="Tabelle6" style:family="table">
      <style:table-properties style:width="152.7mm" fo:margin-left="17.3mm" table:align="left"/>
    </style:style>
    <style:style style:name="Tabelle6.A" style:family="table-column">
      <style:table-column-properties style:column-width="20.04mm"/>
    </style:style>
    <style:style style:name="Tabelle6.B" style:family="table-column">
      <style:table-column-properties style:column-width="70.5mm"/>
    </style:style>
    <style:style style:name="Tabelle6.C" style:family="table-column">
      <style:table-column-properties style:column-width="11.78mm"/>
    </style:style>
    <style:style style:name="Tabelle6.G" style:family="table-column">
      <style:table-column-properties style:column-width="15.03mm"/>
    </style:style>
    <style:style style:name="Tabelle6.A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97mm" fo:border="none"/>
    </style:style>
    <style:style style:name="Tabelle6.C1" style:family="table-cell">
      <style:table-cell-properties fo:padding="0.97mm" fo:border-left="1pt solid #000000" fo:border-right="none" fo:border-top="1pt solid #000000" fo:border-bottom="1pt solid #000000"/>
    </style:style>
    <style:style style:name="Tabelle6.D1" style:family="table-cell">
      <style:table-cell-properties fo:padding="0.97mm" fo:border-left="0.05pt solid #000000" fo:border-right="none" fo:border-top="1pt solid #000000" fo:border-bottom="1pt solid #000000"/>
    </style:style>
    <style:style style:name="Tabelle6.E1" style:family="table-cell">
      <style:table-cell-properties fo:padding="0.97mm" fo:border-left="0.05pt solid #000000" fo:border-right="none" fo:border-top="1pt solid #000000" fo:border-bottom="1pt solid #000000"/>
    </style:style>
    <style:style style:name="Tabelle6.F1" style:family="table-cell">
      <style:table-cell-properties fo:padding="0.97mm" fo:border-left="0.05pt solid #000000" fo:border-right="none" fo:border-top="1pt solid #000000" fo:border-bottom="1pt solid #000000"/>
    </style:style>
    <style:style style:name="Tabelle6.G1" style:family="table-cell">
      <style:table-cell-properties fo:padding="0.97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97mm" fo:border="none"/>
    </style:style>
    <style:style style:name="Tabelle6.C2" style:family="table-cell">
      <style:table-cell-properties fo:padding="0.97mm" fo:border="none"/>
    </style:style>
    <style:style style:name="Tabelle6.D2" style:family="table-cell">
      <style:table-cell-properties fo:padding="0.97mm" fo:border="none"/>
    </style:style>
    <style:style style:name="Tabelle6.E2" style:family="table-cell">
      <style:table-cell-properties fo:padding="0.97mm" fo:border="none"/>
    </style:style>
    <style:style style:name="Tabelle6.F2" style:family="table-cell">
      <style:table-cell-properties fo:padding="0.97mm" fo:border="none"/>
    </style:style>
    <style:style style:name="Tabelle6.G2" style:family="table-cell">
      <style:table-cell-properties fo:padding="0.97mm" fo:border="none"/>
    </style:style>
    <style:style style:name="Tabelle6.A3" style:family="table-cell">
      <style:table-cell-properties fo:background-color="#dddddd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97mm" fo:border="none"/>
    </style:style>
    <style:style style:name="Tabelle6.C3" style:family="table-cell">
      <style:table-cell-properties fo:padding="0.97mm" fo:border="none"/>
    </style:style>
    <style:style style:name="Tabelle6.D3" style:family="table-cell">
      <style:table-cell-properties fo:padding="0.97mm" fo:border="none"/>
    </style:style>
    <style:style style:name="Tabelle6.E3" style:family="table-cell">
      <style:table-cell-properties fo:padding="0.97mm" fo:border="none"/>
    </style:style>
    <style:style style:name="Tabelle6.F3" style:family="table-cell">
      <style:table-cell-properties fo:padding="0.97mm" fo:border="none"/>
    </style:style>
    <style:style style:name="Tabelle6.G3" style:family="table-cell">
      <style:table-cell-properties fo:padding="0.97mm" fo:border="none"/>
    </style:style>
    <style:style style:name="Tabelle6.B4" style:family="table-cell">
      <style:table-cell-properties fo:padding="0.97mm" fo:border="none"/>
    </style:style>
    <style:style style:name="Tabelle6.C4" style:family="table-cell">
      <style:table-cell-properties fo:padding="0.97mm" fo:border="none"/>
    </style:style>
    <style:style style:name="Tabelle6.D4" style:family="table-cell">
      <style:table-cell-properties fo:padding="0.97mm" fo:border="none"/>
    </style:style>
    <style:style style:name="Tabelle6.E4" style:family="table-cell">
      <style:table-cell-properties fo:padding="0.97mm" fo:border="none"/>
    </style:style>
    <style:style style:name="Tabelle6.F4" style:family="table-cell">
      <style:table-cell-properties fo:padding="0.97mm" fo:border="none"/>
    </style:style>
    <style:style style:name="Tabelle6.G4" style:family="table-cell">
      <style:table-cell-properties fo:padding="0.97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paragraph-rsid="00266ac5"/>
    </style:style>
    <style:style style:name="P4" style:family="paragraph" style:parent-style-name="Standard">
      <style:text-properties officeooo:rsid="002f565c" officeooo:paragraph-rsid="002f565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2" style:family="paragraph" style:parent-style-name="Table_20_Contents">
      <style:text-properties fo:font-size="8pt" officeooo:paragraph-rsid="001baeb2" style:font-size-asian="8pt" style:font-size-complex="8pt"/>
    </style:style>
    <style:style style:name="P13" style:family="paragraph" style:parent-style-name="Table_20_Contents"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66d5ce" officeooo:paragraph-rsid="0066d5ce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7pt" fo:font-weight="bold" officeooo:rsid="006f376d" officeooo:paragraph-rsid="006f376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line-height="100%"/>
      <style:text-properties fo:font-size="7pt" officeooo:paragraph-rsid="003ca4e1" style:font-size-asian="7pt" style:font-size-complex="7pt"/>
    </style:style>
    <style:style style:name="P24" style:family="paragraph" style:parent-style-name="Table_20_Contents">
      <style:paragraph-properties style:line-height-at-least="2.82mm">
        <style:tab-stops/>
      </style:paragraph-properties>
      <style:text-properties fo:font-size="7pt" officeooo:paragraph-rsid="003ca4e1" style:font-size-asian="7pt" style:font-size-complex="7pt"/>
    </style:style>
    <style:style style:name="P25" style:family="paragraph" style:parent-style-name="Table_20_Contents">
      <style:paragraph-properties style:line-height-at-least="2.82mm" style:shadow="none" style:vertical-align="bottom">
        <style:tab-stops/>
      </style:paragraph-properties>
      <style:text-properties fo:font-size="7pt" fo:font-style="normal" fo:font-weight="bold" officeooo:paragraph-rsid="003ca4e1" fo:background-color="transparent" style:font-size-asian="7pt" style:font-style-asian="normal" style:font-weight-asian="bold" style:font-size-complex="7pt" style:font-style-complex="normal" style:font-weight-complex="bold" style:shadow="none"/>
    </style:style>
    <style:style style:name="P26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27" style:family="paragraph" style:parent-style-name="Heading_20_1">
      <style:text-properties officeooo:paragraph-rsid="001baeb2"/>
    </style:style>
    <style:style style:name="T1" style:family="text">
      <style:text-properties officeooo:rsid="0024c560"/>
    </style:style>
    <style:style style:name="T2" style:family="text">
      <style:text-properties officeooo:rsid="00706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4"><text:text-input text:description="&lt;for each=&quot;sheet in get_sheet(o)&quot;&gt;">FOR EACH SHEET</text:text-input></text:p>
      <text:p text:style-name="P2"><text:placeholder text:placeholder-type="text">&lt;setLang('de_DE')&gt;</text:placeholder></text:p>
      <text:h text:style-name="P27" text:outline-level="1"><text:span text:style-name="T1">Arbeitszeitnachweis</text:span> von <text:text-input text:description="&lt;formatLang(sheet.date_from,date=True)&gt;">DATE_FROM</text:text-input> bis <text:text-input text:description="&lt;formatLang(sheet.date_to,date=True)&gt;">DATE_TO</text:text-input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Standard">Mitarbeiter:</text:p>
          </table:table-cell>
          <table:table-cell table:style-name="Tabelle1.A1" office:value-type="string">
            <text:p text:style-name="Standard"><text:text-input text:description="&lt;sheet.employee.name&gt;">EMPLOYEE_NAME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Personal Nr.:</text:p>
          </table:table-cell>
          <table:table-cell table:style-name="Tabelle1.A1" office:value-type="string">
            <text:p text:style-name="P5"><text:text-input text:description="&lt;sheet.employee.identification_id or ''&gt;">IDENTIFICATION_ID</text:text-input></text:p>
          </table:table-cell>
        </table:table-row>
        <table:table-row>
          <table:table-cell table:style-name="Tabelle1.A1" office:value-type="string">
            <text:p text:style-name="Standard">Resturlaub:</text:p>
          </table:table-cell>
          <table:table-cell table:style-name="Tabelle1.A1" office:value-type="string">
            <text:p text:style-name="Standard"><text:text-input text:description="&lt;formatLang(sheet.remaining_leaves)&gt;">REMAINING_LEAVES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4"/>
        <table:table-column table:style-name="Tabelle3.H"/>
        <table:table-row>
          <table:table-cell table:style-name="Tabelle3.A1" table:number-rows-spanned="2" office:value-type="string">
            <text:p text:style-name="P14">Tag</text:p>
          </table:table-cell>
          <table:table-cell table:style-name="Tabelle3.A1" table:number-rows-spanned="2" office:value-type="string">
            <text:p text:style-name="P14">Anwesenheit</text:p>
            <text:p text:style-name="P14"/>
          </table:table-cell>
          <table:table-cell table:style-name="Tabelle3.A1" table:number-rows-spanned="2" office:value-type="string">
            <text:p text:style-name="P13">Kostenstelle/Tätigkeit</text:p>
          </table:table-cell>
          <table:table-cell table:style-name="Tabelle3.A1" table:number-rows-spanned="2" office:value-type="string">
            <text:p text:style-name="P19"><text:span text:style-name="T2">Prj.-</text:span> </text:p>
            <text:p text:style-name="P22">Zeit</text:p>
          </table:table-cell>
          <table:table-cell table:style-name="Tabelle3.A1" table:number-rows-spanned="2" office:value-type="string">
            <text:p text:style-name="P15">Soll-</text:p>
            <text:p text:style-name="P22">Zeit</text:p>
          </table:table-cell>
          <table:table-cell table:style-name="Tabelle3.A1" table:number-rows-spanned="2" office:value-type="string">
            <text:p text:style-name="P15">Ist-</text:p>
            <text:p text:style-name="P20">Zeit</text:p>
          </table:table-cell>
          <table:table-cell table:style-name="Tabelle3.A1" table:number-rows-spanned="2" office:value-type="string">
            <text:p text:style-name="P16">Tages-</text:p>
            <text:p text:style-name="P16">Saldo</text:p>
          </table:table-cell>
          <table:table-cell table:style-name="Tabelle3.H1" office:value-type="string">
            <text:p text:style-name="P17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H2" office:value-type="string">
            <text:p text:style-name="P18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3"/>
        <table:table-column table:style-name="Tabelle2.H"/>
        <table:table-row>
          <table:table-cell table:style-name="Tabelle2.A1" office:value-type="string">
            <text:p text:style-name="P10"><text:text-input text:description="&lt;formatLang(day.day,date=True)&gt;">DAY</text:text-input></text:p>
          </table:table-cell>
          <table:table-cell table:style-name="Tabelle2.A1" office:value-type="string">
            <text:p text:style-name="P10"><text:text-input text:description="&lt;for each=&quot;att in day.attendance&quot;&gt;">FOR EACH ATT</text:text-input></text:p>
            <text:p text:style-name="P10"><text:text-input text:description="&lt;att.time_from&gt;">FROM_TIME</text:text-input> - <text:text-input text:description="&lt;att.time_to&gt;">TO_TIME</text:text-input></text:p>
            <text:p text:style-name="P10"><text:text-input text:description="&lt;/for&gt;">END FOR</text:text-input></text:p>
            <text:p text:style-name="P10"><text:text-input text:description="&lt;for each=&quot;leave in day.leaves&quot;&gt;">FOR EACH LEAVE</text:text-input></text:p>
            <text:p text:style-name="P10"><text:text-input text:description="&lt;leave&gt;">LEAVE</text:text-input></text:p>
            <text:p text:style-name="P10"><text:text-input text:description="&lt;/for&gt;">END FOR</text:text-input></text:p>
          </table:table-cell>
          <table:table-cell table:style-name="Tabelle2.C1" office:value-type="string">
            <text:p text:style-name="P12"><text:text-input text:description="&lt;for each=&quot;work in day.work&quot;&gt;">FOR EACH WORK</text:text-input></text:p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24"><text:text-input text:description="&lt;formatLang(work.unit_amount,float_time=True)&gt;">AMOUNT</text:text-input></text:p>
                </table:table-cell>
                <table:table-cell table:style-name="Tabelle4.A1" office:value-type="string">
                  <text:p text:style-name="P25"><text:text-input text:description="&lt;work.account_id and work.account_id.name or ''&gt;">ACCOUNT</text:text-input></text:p>
                  <text:p text:style-name="P23"><text:text-input text:description="&lt;work.name&gt;">NAME</text:text-input></text:p>
                </table:table-cell>
              </table:table-row>
            </table:table>
            <text:p text:style-name="P12"><text:text-input text:description="&lt;/for&gt;">END FOR</text:text-input></text:p>
          </table:table-cell>
          <table:table-cell table:style-name="Tabelle2.A1" office:value-type="string">
            <text:p text:style-name="P10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10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10"><text:text-input text:description="&lt;formatLang(day.total,float_time=True)&gt;">TOTAL</text:text-input></text:p>
          </table:table-cell>
          <table:table-cell table:style-name="Tabelle2.A1" office:value-type="string">
            <text:p text:style-name="P11"><text:text-input text:description="&lt;formatLang(day.total_saldo,float_time=True)&gt;">TOTAL_SALDO</text:text-input></text:p>
          </table:table-cell>
          <table:table-cell table:style-name="Tabelle2.H1" office:value-type="string">
            <text:p text:style-name="P11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4"/>
        <table:table-column table:style-name="Tabelle6.G"/>
        <table:table-row>
          <table:table-cell table:style-name="Tabelle6.A1" office:value-type="string">
            <text:p text:style-name="P7">Krankenstand</text:p>
          </table:table-cell>
          <table:table-cell table:style-name="Tabelle6.B4" office:value-type="string">
            <text:p text:style-name="P6"/>
          </table:table-cell>
          <table:table-cell table:style-name="Tabelle6.C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D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E1" office:value-type="string">
            <text:p text:style-name="P8"><text:text-input text:description="&lt;formatLang(sheet.total,float_time=True)&gt;">TOTAL</text:text-input></text:p>
          </table:table-cell>
          <table:table-cell table:style-name="Tabelle6.F1" office:value-type="string">
            <text:p text:style-name="P8"><text:text-input text:description="&lt;formatLang(sheet.total_saldo,float_time=True)&gt;">TOTAL_SALDO</text:text-input></text:p>
          </table:table-cell>
          <table:table-cell table:style-name="Tabelle6.G1" office:value-type="string">
            <text:p text:style-name="P8"><text:text-input text:description="&lt;formatLang(sheet.current_saldo,float_time=True)&gt;">CUR_SALDO</text:text-input></text:p>
          </table:table-cell>
        </table:table-row>
        <table:table-row>
          <table:table-cell table:style-name="Tabelle6.A2" office:value-type="string">
            <text:p text:style-name="P8"><text:text-input text:description="&lt;formatLang(sheet.sick_leaves)&gt;">ICK_LEAVES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3" office:value-type="string">
            <text:p text:style-name="P21">Urlaub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2" office:value-type="string">
            <text:p text:style-name="P9"><text:text-input text:description="&lt;formatLang(sheet.leaves_taken)&gt;">LEAVES_TAKEN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</table:table>
      <text:p text:style-name="P1"/>
      <text:p text:style-name="P26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1-10T12:58:42.271858786</dc:date>
    <meta:editing-duration>PT12H24M50S</meta:editing-duration>
    <meta:editing-cycles>102</meta:editing-cycles>
    <meta:generator>LibreOffice/4.2.8.2$Linux_X86_64 LibreOffice_project/420m0$Build-2</meta:generator>
    <meta:document-statistic meta:table-count="5" meta:image-count="0" meta:object-count="0" meta:page-count="1" meta:paragraph-count="53" meta:word-count="152" meta:character-count="627" meta:non-whitespace-character-count="601"/>
  </office:meta>
</office:document-meta>
</file>